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Title">
      <style:text-properties officeooo:rsid="0011c73e" officeooo:paragraph-rsid="0011c73e"/>
    </style:style>
    <style:style style:name="P2" style:family="paragraph" style:parent-style-name="Heading_20_1">
      <style:text-properties officeooo:rsid="0011c73e" officeooo:paragraph-rsid="0011c73e"/>
    </style:style>
    <style:style style:name="P3" style:family="paragraph" style:parent-style-name="Text_20_body" style:list-style-name="L1">
      <style:text-properties fo:font-weight="bold" officeooo:paragraph-rsid="0011c73e" style:font-weight-asian="bold" style:font-weight-complex="bold"/>
    </style:style>
    <style:style style:name="P4" style:family="paragraph" style:parent-style-name="Text_20_body" style:list-style-name="L2">
      <style:text-properties fo:font-weight="bold" officeooo:rsid="0011c73e" officeooo:paragraph-rsid="0011c73e" style:font-weight-asian="bold" style:font-weight-complex="bold"/>
    </style:style>
    <style:style style:name="P5" style:family="paragraph" style:parent-style-name="Text_20_body" style:list-style-name="L2">
      <style:text-properties fo:font-weight="normal" officeooo:rsid="0011c73e" officeooo:paragraph-rsid="0011c73e" style:font-weight-asian="normal" style:font-weight-complex="normal"/>
    </style:style>
    <style:style style:name="P6" style:family="paragraph" style:parent-style-name="Text_20_body" style:list-style-name="L2">
      <style:text-properties fo:font-weight="normal" officeooo:rsid="0012ccb5" officeooo:paragraph-rsid="0012ccb5" style:font-weight-asian="normal" style:font-weight-complex="normal"/>
    </style:style>
    <style:style style:name="P7" style:family="paragraph" style:parent-style-name="Text_20_body" style:list-style-name="L2">
      <style:text-properties style:font-name="Ubuntu Mono" fo:font-weight="normal" officeooo:rsid="0012ccb5" officeooo:paragraph-rsid="0012ccb5" style:font-weight-asian="normal" style:font-weight-complex="normal"/>
    </style:style>
    <style:style style:name="P8" style:family="paragraph" style:parent-style-name="Text_20_body" style:list-style-name="L2">
      <style:text-properties style:font-name="Ubuntu Mono" fo:font-weight="normal" officeooo:rsid="0011c73e" officeooo:paragraph-rsid="0011c73e" style:font-weight-asian="normal" style:font-weight-complex="normal"/>
    </style:style>
    <style:style style:name="P9" style:family="paragraph" style:parent-style-name="Text_20_body">
      <style:text-properties fo:font-weight="normal" officeooo:paragraph-rsid="0011c73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2ccb5"/>
    </style:style>
    <style:style style:name="T4" style:family="text">
      <style:text-properties officeooo:rsid="001486b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Servidor Web</text:p>
      <text:h text:style-name="P2" text:outline-level="1">Ejercicio:</text:h>
      <text:list text:style-name="L1">
        <text:list-item>
          <text:p text:style-name="P3">¿Qué devuelve el servidor cuando intento acceder a los endpoints declarados en el archivo WebServer.java: /status, /, /ui_assets/ y /procesar_datos?</text:p>
        </text:list-item>
      </text:list>
      <text:list text:style-name="L2">
        <text:list-item>
          <text:list>
            <text:list-item>
              <text:p text:style-name="P4">/status <text:span text:style-name="T1">devuelve el texto “El servidor está vivo”</text:span></text:p>
            </text:list-item>
            <text:list-item>
              <text:p text:style-name="P5">/ devuelve la página principal, es decir, el index.html donde se encuentra el contador de palabras</text:p>
            </text:list-item>
            <text:list-item>
              <text:p text:style-name="P5">/<text:span text:style-name="T2">ui_assets </text:span>devuelve una pantalla en blanco</text:p>
            </text:list-item>
            <text:list-item>
              <text:p text:style-name="P5">/<text:span text:style-name="T2">procesar_datos </text:span>devuelve el error ERR_EMPTY_RESPONSE</text:p>
            </text:list-item>
          </text:list>
        </text:list-item>
        <text:list-item>
          <text:p text:style-name="P4">Imprima un mensaje del tipo "Se recibió el método HTTP x al acceder al endpoint y" dentro del archivo WebServer.java para imprimir el método HTTP que se envía y el endpoint al que accede el cliente web en una consulta.</text:p>
          <text:list>
            <text:list-header>
              <text:p text:style-name="P6">Para cada handler de WebServer.java agregamos:</text:p>
              <text:list>
                <text:list-header>
                  <text:p text:style-name="P7">System.out.println("Se recibió el método HTTP " + exchange.getRequestMethod() + " al acceder al endpoint " + exchange.getRequestURI().getPath());</text:p>
                </text:list-header>
              </text:list>
            </text:list-header>
          </text:list>
        </text:list-item>
        <text:list-item>
          <text:p text:style-name="P4">En el método handleRequestForAsset del archivo WebServer.java imprima el valor de la variable String asset para ver cuál es el asset que solicita el cliente web. Adicionalmente en el método sendResponse agregue la impresión del número de bytes enviados.</text:p>
          <text:list>
            <text:list-item>
              <text:p text:style-name="P5">En handleRequestForAsset:</text:p>
              <text:list>
                <text:list-header>
                  <text:p text:style-name="P8">System.out.println("Asset solicitado: " + asset);</text:p>
                </text:list-header>
              </text:list>
            </text:list-item>
            <text:list-item>
              <text:p text:style-name="P5">En sendResponse:</text:p>
              <text:list>
                <text:list-header>
                  <text:p text:style-name="P8">System.out.println("Bytes enviados: " + responseBytes.length);</text:p>
                </text:list-header>
              </text:list>
            </text:list-item>
          </text:list>
        </text:list-item>
        <text:list-item>
          <text:p text:style-name="P4">En el código WebServer.java ¿cuál es el propósito del método readUIAsset y en particular qué hace la instrucción getClass().getResourceAsStream(asset)?</text:p>
          <text:list>
            <text:list-header>
              <text:p text:style-name="P5">El método readUiAsset lee archivos estáticos (HTML, JS, CSS) desde el classpath. getClass().getResourceAsStream(asset) abre un flujo de entrada para leer el recurso como un InputStream desde la ubicación de recursos empaquetados en el JAR.</text:p>
            </text:list-header>
          </text:list>
        </text:list-item>
        <text:list-item>
          <text:p text:style-name="P4">¿Cuál es el propósito del método addContentTy<text:span text:style-name="T3">pe?</text:span></text:p>
          <text:list>
            <text:list-header>
              <text:p text:style-name="P5"><text:soft-page-break/>Establece el header HTTP Content-Type apropiado según la extensión del archivo solicitado (.html, .js, .css), para que el navegador interprete correctamente el tipo de contenido.</text:p>
            </text:list-header>
          </text:list>
        </text:list-item>
        <text:list-item>
          <text:p text:style-name="P4">Después de recibir los assets, al introducir la frase en el navegador y dar click en enviar, ¿qué método HTTP se ejecuta, a qué endpoint accede y qué método del código Java se ejecuta?</text:p>
          <text:list>
            <text:list-item>
              <text:p text:style-name="P5">Método HTTP: POST</text:p>
            </text:list-item>
            <text:list-item>
              <text:p text:style-name="P5">Endpoint: /procesar_datos</text:p>
            </text:list-item>
            <text:list-item>
              <text:p text:style-name="P5">Método Java: handleTaskRequest en WebServer.java</text:p>
            </text:list-item>
          </text:list>
        </text:list-item>
        <text:list-item>
          <text:p text:style-name="P4">Para el inciso anterior ¿qué valor tiene el header “Content-type” cuando el método POST llega al servidor?</text:p>
          <text:list>
            <text:list-header>
              <text:p text:style-name="P5">El header Content-Type <text:span text:style-name="T4">tiene el valor</text:span> application/json, porque el cliente envía datos en formato JSON.</text:p>
            </text:list-header>
          </text:list>
        </text:list-item>
        <text:list-item>
          <text:p text:style-name="P4">Investigue para el código dentro del método handleTaskRequest en la clase WebServer: ¿Para qué se utiliza el método de Jackson readValue? ¿qué se almacena en la variable String frase? ¿qué se almacena en el objeto frontendSearchResponse? ¿Para qué se utiliza el método de Jackson writeValueAsBytes?</text:p>
          <text:list>
            <text:list-item>
              <text:p text:style-name="P5"><text:span text:style-name="T2">readValue:</text:span> Deserializa el JSON del cuerpo de la petición POST a un objeto FrontendSearchRequest.</text:p>
            </text:list-item>
            <text:list-item>
              <text:p text:style-name="P5"><text:span text:style-name="T2">String frase:</text:span> Almacena el valor de searchQuery enviado por el cliente (la cadena a procesar).</text:p>
            </text:list-item>
            <text:list-item>
              <text:p text:style-name="P5"><text:span text:style-name="T2">frontendSearchResponse:</text:span> Objeto que contiene la cadena original y el número de palabras contadas.</text:p>
            </text:list-item>
            <text:list-item>
              <text:p text:style-name="P5"><text:span text:style-name="T2">writeValueAsBytes:</text:span> Serializa el objeto FrontendSearchResponse a bytes JSON para enviarlo en la respuesta HTTP.</text:p>
            </text:list-item>
          </text:list>
        </text:list-item>
        <text:list-item>
          <text:p text:style-name="P4">Además de los assets HTML, CSS y JS, el navegador Chrome solicita un cuarto asset (algunos navegadores no lo solicitan). ¿Cuál es y que significa? Realice las modificaciones necesarias para que también se envíe el cuarto asset y se muestre en el navegador.</text:p>
          <text:list>
            <text:list-header>
              <text:p text:style-name="P5">El cuarto asset es /favicon.ico (icono de la pestaña del navegador). Para <text:span text:style-name="T3">enviarlo</text:span>, se debe agregar un archivo favicon.ico en la carpeta ui_assets y el servidor lo enviará automáticamente gracias a handleRequestForAsset, que maneja cualquier asset solicitado bajo la raíz. Si no existe, se debe crear o ignorar la solicitud.</text:p>
            </text:list-header>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1c73e" officeooo:paragraph-rsid="0011c73e"/>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Rodríguez Gutiérrez Miguel Francisco<text:tab/>7CM1<text:tab/>1 – diciembre - 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07:39:53.399811555</meta:creation-date>
    <dc:date>2025-12-01T08:28:14.021915483</dc:date>
    <meta:editing-duration>PT3M21S</meta:editing-duration>
    <meta:editing-cycles>1</meta:editing-cycles>
    <meta:document-statistic meta:table-count="0" meta:image-count="0" meta:object-count="0" meta:page-count="2" meta:paragraph-count="33" meta:word-count="569" meta:character-count="3706" meta:non-whitespace-character-count="3199"/>
    <meta:generator>LibreOffice/25.8.3.2$Linux_X86_64 LibreOffice_project/580$Build-2</meta:generator>
  </office:meta>
</office:document-meta>
</file>